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style:vertical-align="middle" fo:padding="0.097cm" fo:border="none"/>
    </style:style>
    <style:style style:name="Table3.5" style:family="table-row">
      <style:table-row-properties style:min-row-height="2.946cm"/>
    </style:style>
    <style:style style:name="Table3.12" style:family="table-row">
      <style:table-row-properties style:min-row-height="1.891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7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8" style:family="paragraph" style:parent-style-name="Table_20_Contents">
      <style:text-properties style:font-name="Ubuntu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0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1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3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5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7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1" style:family="paragraph" style:parent-style-name="Table_20_Contents">
      <style:paragraph-properties fo:text-align="end" style:justify-single-word="false"/>
      <style:text-properties style:font-name="Ubuntu"/>
    </style:style>
    <style:style style:name="P22" style:family="paragraph" style:parent-style-name="Table_20_Contents">
      <style:text-properties style:font-name="Ubuntu" officeooo:rsid="001c211b" officeooo:paragraph-rsid="002203aa"/>
    </style:style>
    <style:style style:name="P23" style:family="paragraph" style:parent-style-name="Table_20_Contents">
      <style:text-properties style:font-name="Ubuntu" officeooo:rsid="002203aa" officeooo:paragraph-rsid="002203aa"/>
    </style:style>
    <style:style style:name="P24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2" style:family="paragraph" style:parent-style-name="Table_20_Contents">
      <style:text-properties style:font-name="Ubuntu" officeooo:rsid="00252e06" officeooo:paragraph-rsid="00252e06"/>
    </style:style>
    <style:style style:name="P33" style:family="paragraph" style:parent-style-name="Table_20_Contents">
      <style:text-properties style:font-name="Ubuntu" officeooo:rsid="0026d98e" officeooo:paragraph-rsid="0026d98e"/>
    </style:style>
    <style:style style:name="P34" style:family="paragraph" style:parent-style-name="Table_20_Contents">
      <style:text-properties style:font-name="Ubuntu" officeooo:rsid="002ccb79" officeooo:paragraph-rsid="002e2bb1"/>
    </style:style>
    <style:style style:name="P35" style:family="paragraph" style:parent-style-name="Table_20_Contents">
      <style:text-properties style:font-name="Ubuntu" officeooo:rsid="003bedb8" officeooo:paragraph-rsid="003bedb8"/>
    </style:style>
    <style:style style:name="P36" style:family="paragraph" style:parent-style-name="Table_20_Contents">
      <style:paragraph-properties fo:text-align="end" style:justify-single-word="false"/>
      <style:text-properties style:font-name="Ubuntu" officeooo:rsid="003c218a" officeooo:paragraph-rsid="003c218a"/>
    </style:style>
    <style:style style:name="P37" style:family="paragraph" style:parent-style-name="Table_20_Contents">
      <style:text-properties style:font-name="Ubuntu" officeooo:rsid="004a9d5f" officeooo:paragraph-rsid="004a9d5f"/>
    </style:style>
    <style:style style:name="P38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39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0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1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2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3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47" style:family="paragraph" style:parent-style-name="Table_20_Contents">
      <style:text-properties style:font-name="Ubuntu" officeooo:rsid="004bdf64" officeooo:paragraph-rsid="004bdf64"/>
    </style:style>
    <style:style style:name="P48" style:family="paragraph" style:parent-style-name="Table_20_Contents">
      <style:paragraph-properties fo:text-align="end" style:justify-single-word="false"/>
      <style:text-properties style:font-name="Ubuntu" officeooo:rsid="004d69a0" officeooo:paragraph-rsid="004d69a0"/>
    </style:style>
    <style:style style:name="P49" style:family="paragraph" style:parent-style-name="Table_20_Contents">
      <style:text-properties style:font-name="Ubuntu" officeooo:rsid="004df1a0" officeooo:paragraph-rsid="004df1a0"/>
    </style:style>
    <style:style style:name="P50" style:family="paragraph" style:parent-style-name="Table_20_Contents">
      <style:text-properties style:font-name="Ubuntu" officeooo:rsid="004e8e46" officeooo:paragraph-rsid="004e8e46"/>
    </style:style>
    <style:style style:name="P51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52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53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54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55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56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57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60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63" style:family="paragraph" style:parent-style-name="Table_20_Contents">
      <style:paragraph-properties fo:text-align="end" style:justify-single-word="false"/>
      <style:text-properties style:font-name="Ubuntu" officeooo:rsid="005c5149" officeooo:paragraph-rsid="005c5149"/>
    </style:style>
    <style:style style:name="P64" style:family="paragraph" style:parent-style-name="Table_20_Contents">
      <style:paragraph-properties fo:text-align="end" style:justify-single-word="false"/>
      <style:text-properties style:font-name="Ubuntu" officeooo:rsid="0063624f" officeooo:paragraph-rsid="0063624f"/>
    </style:style>
    <style:style style:name="P65" style:family="paragraph" style:parent-style-name="Table_20_Contents">
      <style:paragraph-properties fo:text-align="end" style:justify-single-word="false"/>
      <style:text-properties style:font-name="Ubuntu" officeooo:rsid="0064a5f2" officeooo:paragraph-rsid="0064a5f2"/>
    </style:style>
    <style:style style:name="P66" style:family="paragraph" style:parent-style-name="Table_20_Contents">
      <style:paragraph-properties fo:text-align="end" style:justify-single-word="false"/>
      <style:text-properties style:font-name="Ubuntu" officeooo:rsid="006b0dba" officeooo:paragraph-rsid="006b0dba"/>
    </style:style>
    <style:style style:name="P67" style:family="paragraph" style:parent-style-name="Table_20_Contents">
      <style:paragraph-properties fo:text-align="end" style:justify-single-word="false"/>
      <style:text-properties style:font-name="Ubuntu" officeooo:rsid="007138fa" officeooo:paragraph-rsid="007138fa"/>
    </style:style>
    <style:style style:name="P68" style:family="paragraph" style:parent-style-name="Table_20_Contents">
      <style:paragraph-properties fo:text-align="end" style:justify-single-word="false"/>
      <style:text-properties style:font-name="Ubuntu" officeooo:rsid="0072ce78" officeooo:paragraph-rsid="0072ce78"/>
    </style:style>
    <style:style style:name="P69" style:family="paragraph" style:parent-style-name="Table_20_Contents">
      <style:paragraph-properties fo:text-align="end" style:justify-single-word="false"/>
      <style:text-properties style:font-name="Ubuntu" officeooo:rsid="00769508" officeooo:paragraph-rsid="00769508"/>
    </style:style>
    <style:style style:name="P70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71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72" style:family="paragraph" style:parent-style-name="Table_20_Contents">
      <style:text-properties style:font-name="Ubuntu" officeooo:rsid="00810ca8" officeooo:paragraph-rsid="00810ca8"/>
    </style:style>
    <style:style style:name="P73" style:family="paragraph" style:parent-style-name="Table_20_Contents">
      <style:paragraph-properties fo:text-align="end" style:justify-single-word="false"/>
      <style:text-properties style:font-name="Ubuntu" officeooo:rsid="0099a34b" officeooo:paragraph-rsid="0099a34b"/>
    </style:style>
    <style:style style:name="P74" style:family="paragraph" style:parent-style-name="Table_20_Contents">
      <style:text-properties style:font-name="Ubuntu" officeooo:rsid="009d2ec1" officeooo:paragraph-rsid="009d2ec1"/>
    </style:style>
    <style:style style:name="P75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76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77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78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color="#3333ff" style:font-name="Ubuntu" fo:font-size="20pt" officeooo:rsid="00950256" officeooo:paragraph-rsid="00950256" style:font-size-asian="20pt" style:font-size-complex="20pt"/>
    </style:style>
    <style:style style:name="P80" style:family="paragraph" style:parent-style-name="Table_20_Contents">
      <style:text-properties officeooo:rsid="0036772d" officeooo:paragraph-rsid="0036772d"/>
    </style:style>
    <style:style style:name="P81" style:family="paragraph" style:parent-style-name="Table_20_Contents">
      <style:paragraph-properties fo:text-align="end" style:justify-single-word="false"/>
      <style:text-properties officeooo:rsid="003fd0b0" officeooo:paragraph-rsid="003fd0b0"/>
    </style:style>
    <style:style style:name="P82" style:family="paragraph" style:parent-style-name="Table_20_Contents">
      <style:paragraph-properties fo:text-align="end" style:justify-single-word="false"/>
      <style:text-properties officeooo:rsid="003fd0b0" officeooo:paragraph-rsid="0040b201"/>
    </style:style>
    <style:style style:name="P83" style:family="paragraph" style:parent-style-name="Table_20_Contents">
      <style:paragraph-properties fo:text-align="end" style:justify-single-word="false"/>
      <style:text-properties officeooo:rsid="0045e4c3" officeooo:paragraph-rsid="0045e4c3"/>
    </style:style>
    <style:style style:name="P84" style:family="paragraph" style:parent-style-name="Table_20_Contents">
      <style:text-properties officeooo:rsid="004df1a0" officeooo:paragraph-rsid="004df1a0"/>
    </style:style>
    <style:style style:name="P85" style:family="paragraph" style:parent-style-name="Table_20_Contents">
      <style:text-properties officeooo:rsid="007f3029" officeooo:paragraph-rsid="007f3029"/>
    </style:style>
    <style:style style:name="P86" style:family="paragraph" style:parent-style-name="Table_20_Contents">
      <style:text-properties officeooo:rsid="007f3029" officeooo:paragraph-rsid="0084ec1e"/>
    </style:style>
    <style:style style:name="P87" style:family="paragraph" style:parent-style-name="Table_20_Contents">
      <style:text-properties officeooo:paragraph-rsid="0084ec1e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89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90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91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94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P95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96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97" style:family="paragraph" style:parent-style-name="Table_20_Contents">
      <style:text-properties style:font-name="Ubuntu" officeooo:rsid="001c211b" officeooo:paragraph-rsid="00200a43"/>
    </style:style>
    <style:style style:name="P98" style:family="paragraph" style:parent-style-name="Table_20_Contents">
      <style:text-properties style:font-name="Ubuntu" officeooo:rsid="001c511b" officeooo:paragraph-rsid="002203aa"/>
    </style:style>
    <style:style style:name="P99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100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101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102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103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104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105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106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107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109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111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12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13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46676"/>
    </style:style>
    <style:style style:name="T9" style:family="text">
      <style:text-properties officeooo:rsid="004e8e46"/>
    </style:style>
    <style:style style:name="T10" style:family="text">
      <style:text-properties officeooo:rsid="0058f2a2"/>
    </style:style>
    <style:style style:name="T11" style:family="text">
      <style:text-properties officeooo:rsid="006ee61f"/>
    </style:style>
    <style:style style:name="T12" style:family="text">
      <style:text-properties officeooo:rsid="006f935c"/>
    </style:style>
    <style:style style:name="T13" style:family="text">
      <style:text-properties officeooo:rsid="007b825a"/>
    </style:style>
    <style:style style:name="T14" style:family="text">
      <style:text-properties officeooo:rsid="00867afc"/>
    </style:style>
    <style:style style:name="T15" style:family="text">
      <style:text-properties officeooo:rsid="008c6d18"/>
    </style:style>
    <style:style style:name="T16" style:family="text">
      <style:text-properties officeooo:rsid="008dc3a0"/>
    </style:style>
    <style:style style:name="T17" style:family="text">
      <style:text-properties officeooo:rsid="00981f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Subin Siby</text:p>
            <text:p text:style-name="P89">Resume</text:p>
          </table:table-cell>
          <table:table-cell table:style-name="Table1.A1" office:value-type="string">
            <text:p text:style-name="P81">Alukkal House,</text:p>
            <text:p text:style-name="P81">Thekkepuram,</text:p>
            <text:p text:style-name="P82">Kunnamkulam,</text:p>
            <text:p text:style-name="P82"><text:span text:style-name="T8">Thirssur, </text:span>Kerala, India</text:p>
            <text:p text:style-name="P83">+91-8547368967</text:p>
            <text:p text:style-name="P6"><text:a xlink:type="simple" xlink:href="mailto:subins2000@gmail.com" text:style-name="Internet_20_link" text:visited-style-name="Visited_20_Internet_20_Link">subins2000@gmail.com</text:a></text:p>
            <text:p text:style-name="P7"><text:a xlink:type="simple" xlink:href="https://subinsb.com/" text:style-name="Internet_20_link" text:visited-style-name="Visited_20_Internet_20_Link">https://subinsb.com</text:a></text:p>
            <text:p text:style-name="P6"><text:a xlink:type="simple" xlink:href="https://github.com/subins2000" text:style-name="Internet_20_link" text:visited-style-name="Visited_20_Internet_20_Link">https://github.com/subins2000</text:a></text:p>
            <text:p text:style-name="P6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90">Education</text:p>
          </table:table-cell>
        </table:table-row>
        <table:table-row table:style-name="Table6.2">
          <table:table-cell table:style-name="Table6.A2" office:value-type="string">
            <text:p text:style-name="P30">2015-17</text:p>
          </table:table-cell>
          <table:table-cell table:style-name="Table6.A1" office:value-type="string">
            <text:p text:style-name="P92">Higher Secondary</text:p>
            <text:p text:style-name="P92">Gov. Model Girls H.S.S, Kunnamkulam</text:p>
          </table:table-cell>
        </table:table-row>
        <table:table-row>
          <table:table-cell table:style-name="Table6.A2" office:value-type="string">
            <text:p text:style-name="P31">2014</text:p>
          </table:table-cell>
          <table:table-cell table:style-name="Table6.A1" office:value-type="string">
            <text:p text:style-name="P74">S.S.L.C</text:p>
            <text:p text:style-name="P74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1">Technical Skills</text:p>
          </table:table-cell>
          <table:table-cell table:style-name="Table2.A1" office:value-type="string">
            <text:p text:style-name="P24"/>
            <text:p text:style-name="P24"/>
          </table:table-cell>
          <table:table-cell table:style-name="Table2.A1" office:value-type="string">
            <text:p text:style-name="P8"/>
          </table:table-cell>
        </table:table-row>
        <table:table-row table:style-name="Table2.2">
          <table:table-cell table:style-name="Table2.A1" office:value-type="string">
            <text:p text:style-name="P96">Operating<text:line-break/>System</text:p>
          </table:table-cell>
          <table:table-cell table:style-name="Table2.A1" office:value-type="string">
            <text:p text:style-name="P88"><text:span text:style-name="T2">GNU/Linux </text:span><text:span text:style-name="T3">O</text:span><text:span text:style-name="T4">S</text:span><text:span text:style-name="T3">s</text:span></text:p>
            <text:p text:style-name="P93"/>
            <text:list xml:id="list3457877208852372602" text:style-name="L1">
              <text:list-item>
                <text:p text:style-name="P95"><text:span text:style-name="T3">U</text:span><text:span text:style-name="T2">buntu</text:span></text:p>
              </text:list-item>
              <text:list-item>
                <text:p text:style-name="P94">Xubuntu</text:p>
              </text:list-item>
              <text:list-item>
                <text:p text:style-name="P94">Linux Mint</text:p>
                <text:p text:style-name="P94"/>
              </text:list-item>
            </text:list>
          </table:table-cell>
          <table:table-cell table:style-name="Table2.A1" office:value-type="string">
            <text:p text:style-name="P96">Programming Languages</text:p>
          </table:table-cell>
          <table:table-cell table:style-name="Table2.A1" office:value-type="string">
            <text:p text:style-name="P97">PHP, Python,</text:p>
            <text:p text:style-name="P98">JavaScript</text:p>
            <text:p text:style-name="P22"/>
            <text:p text:style-name="P98">HTML/CSS</text:p>
            <text:p text:style-name="P22"/>
          </table:table-cell>
        </table:table-row>
        <table:table-row>
          <table:table-cell table:style-name="Table2.A1" office:value-type="string">
            <text:p text:style-name="P26">Developme<text:span text:style-name="T1">n</text:span>t Tools</text:p>
          </table:table-cell>
          <table:table-cell table:style-name="Table2.A1" office:value-type="string">
            <text:p text:style-name="P23">Sublime Text, git, bash, chromium dev tools</text:p>
            <text:p text:style-name="P23"/>
          </table:table-cell>
          <table:table-cell table:style-name="Table2.A1" office:value-type="string">
            <text:p text:style-name="P27">Frameworks</text:p>
            <text:p text:style-name="P28">&amp; Libraries</text:p>
          </table:table-cell>
          <table:table-cell table:style-name="Table2.A1" office:value-type="string">
            <text:p text:style-name="P32">WordPress, jQuery, </text:p>
          </table:table-cell>
        </table:table-row>
        <table:table-row table:style-name="Table2.4">
          <table:table-cell table:style-name="Table2.A1" office:value-type="string">
            <text:p text:style-name="P29">Databases</text:p>
          </table:table-cell>
          <table:table-cell table:style-name="Table2.A1" office:value-type="string">
            <text:p text:style-name="P33">MySQL, <text:span text:style-name="T5">SQLite, PostgreSQL,</text:span></text:p>
            <text:p text:style-name="P33"/>
          </table:table-cell>
          <table:table-cell table:style-name="Table2.A1" office:value-type="string">
            <text:p text:style-name="P29">Software</text:p>
            <text:p text:style-name="P29">Packages</text:p>
          </table:table-cell>
          <table:table-cell table:style-name="Table2.A1" office:value-type="string">
            <text:p text:style-name="P34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78">Open Source Projects</text:p>
            <text:p text:style-name="P80"/>
          </table:table-cell>
        </table:table-row>
        <table:table-row>
          <table:table-cell table:style-name="Table3.A2" office:value-type="string">
            <text:p text:style-name="P65">2017</text:p>
          </table:table-cell>
          <table:table-cell table:style-name="Table3.A1" office:value-type="string">
            <text:p text:style-name="P12">CryptoDonate</text:p>
            <text:p text:style-name="P99">Lead Developer and Maintainer, github.com/subins2000/CryptoDonate</text:p>
            <text:p text:style-name="P84"/>
            <text:p text:style-name="P49">A JavaScript library to place donation buttons <text:span text:style-name="T9">on webpages.</text:span></text:p>
            <text:p text:style-name="P50">Supports Bitcoin, Litecoin, Monero and other cryptocurrencies.</text:p>
          </table:table-cell>
        </table:table-row>
        <table:table-row>
          <table:table-cell table:style-name="Table3.A2" office:value-type="string">
            <text:p text:style-name="P65">2017</text:p>
          </table:table-cell>
          <table:table-cell table:style-name="Table3.A1" office:value-type="string">
            <text:p text:style-name="P15">TorrentBro</text:p>
            <text:p text:style-name="P100">Lead Developer and Maintainer, github.com/subins2000/TorrentBro</text:p>
            <text:p text:style-name="P39"/>
            <text:p text:style-name="P52">A cross-platform app for browsing torrents</text:p>
          </table:table-cell>
        </table:table-row>
        <text:soft-page-break/>
        <table:table-row>
          <table:table-cell table:style-name="Table3.A2" office:value-type="string">
            <text:p text:style-name="P63">2017</text:p>
          </table:table-cell>
          <table:table-cell table:style-name="Table3.A1" office:value-type="string">
            <text:p text:style-name="P13">PHPF</text:p>
            <text:p text:style-name="P101">Developer and Maintainer, github.com/subins2000/phpF</text:p>
            <text:p text:style-name="P51"/>
            <text:p text:style-name="P51">A software to format PHP source code <text:span text:style-name="T10">into beautifully looking code.</text:span></text:p>
          </table:table-cell>
        </table:table-row>
        <table:table-row table:style-name="Table3.5">
          <table:table-cell table:style-name="Table3.A2" office:value-type="string">
            <text:p text:style-name="P73">2016</text:p>
          </table:table-cell>
          <table:table-cell table:style-name="Table3.A1" office:value-type="string">
            <text:p text:style-name="P20">School Election Software</text:p>
            <text:p text:style-name="P102">Developer and Maintainer, github.com/subins2000/lobby-school-election</text:p>
            <text:p text:style-name="P46"/>
            <text:p text:style-name="P60">A simple, secure election software for schools to conduct their elections. <text:span text:style-name="T17">It was successfully used in my school’s election.</text:span></text:p>
          </table:table-cell>
        </table:table-row>
        <table:table-row table:style-name="Table3.5">
          <table:table-cell table:style-name="Table3.A2" office:value-type="string">
            <text:p text:style-name="P68">2015</text:p>
          </table:table-cell>
          <table:table-cell table:style-name="Table3.A1" office:value-type="string">
            <text:p text:style-name="P18">Blogger 2 WordPress</text:p>
            <text:p text:style-name="P103">Lead Developer and Maintainer, wordpress.org/plugins/blogger-2-wp</text:p>
            <text:p text:style-name="P42"/>
            <text:p text:style-name="P56">A WordPress plugin to easily migrate a Blogger blog to WordPress.</text:p>
          </table:table-cell>
        </table:table-row>
        <table:table-row>
          <table:table-cell table:style-name="Table3.A2" office:value-type="string">
            <text:p text:style-name="P69">2015</text:p>
          </table:table-cell>
          <table:table-cell table:style-name="Table3.A1" office:value-type="string">
            <text:p text:style-name="P19">Code Blocks</text:p>
            <text:p text:style-name="P104">Lead Developer and Maintainer, wordpress.org/plugins/code-blocks</text:p>
            <text:p text:style-name="P43"/>
            <text:p text:style-name="P57">A WordPress plugin to <text:span text:style-name="T13">easily </text:span>add code blocks to blogs</text:p>
          </table:table-cell>
        </table:table-row>
        <table:table-row>
          <table:table-cell table:style-name="Table3.A2" office:value-type="string">
            <text:p text:style-name="P66">2015</text:p>
          </table:table-cell>
          <table:table-cell table:style-name="Table3.A1" office:value-type="string">
            <text:p text:style-name="P16">The Francium Project</text:p>
            <text:p text:style-name="P105">Lead Developer and Maintainer, github.com/FranciumOS</text:p>
            <text:p text:style-name="P40"/>
            <text:p text:style-name="P54">A main project to coordinate all other subpro<text:span text:style-name="T11">jects</text:span> in it. <text:span text:style-name="T12">Francium Project has more than 10 packages in different languages.</text:span></text:p>
          </table:table-cell>
        </table:table-row>
        <table:table-row>
          <table:table-cell table:style-name="Table3.A2" office:value-type="string">
            <text:p text:style-name="P67">2014</text:p>
          </table:table-cell>
          <table:table-cell table:style-name="Table3.A1" office:value-type="string">
            <text:p text:style-name="P17">Search</text:p>
            <text:p text:style-name="P106">Lead Developer and Maintainer, https://search.subinsb.com</text:p>
            <text:p text:style-name="P41"/>
            <text:p text:style-name="P55">An open source search engine with it’s own web crawler</text:p>
          </table:table-cell>
        </table:table-row>
        <table:table-row>
          <table:table-cell table:style-name="Table3.A2" office:value-type="string">
            <text:p text:style-name="P64">2014</text:p>
          </table:table-cell>
          <table:table-cell table:style-name="Table3.A1" office:value-type="string">
            <text:p text:style-name="P14">logSys</text:p>
            <text:p text:style-name="P109">Lead Developer and Maintainer, github.com/subins2000/logSys</text:p>
            <text:p text:style-name="P45"/>
            <text:p text:style-name="P53">A PHP login system. Currently used by more than 500 sites.</text:p>
          </table:table-cell>
        </table:table-row>
        <table:table-row>
          <table:table-cell table:style-name="Table3.A2" office:value-type="string">
            <text:p text:style-name="P36">2014</text:p>
          </table:table-cell>
          <table:table-cell table:style-name="Table3.A1" office:value-type="string">
            <text:p text:style-name="P10">Lobby</text:p>
            <text:p text:style-name="P107">Lead Developer and Maintainer</text:p>
            <text:p text:style-name="P35"/>
            <text:p text:style-name="P35">A platform for developing web apps <text:span text:style-name="T7">that integrate with user’s system and </text:span>that works on all major OS.</text:p>
            <text:p text:style-name="P35"/>
            <text:p text:style-name="P72">There were many apps created by myself for Lobby.</text:p>
          </table:table-cell>
        </table:table-row>
        <table:table-row table:style-name="Table3.12">
          <table:table-cell table:style-name="Table3.A2" office:value-type="string">
            <text:p text:style-name="P48">2013</text:p>
          </table:table-cell>
          <table:table-cell table:style-name="Table3.A1" office:value-type="string">
            <text:p text:style-name="P11">Open</text:p>
            <text:p text:style-name="P38">Lead Developer and Maintainer</text:p>
            <text:p text:style-name="P37"/>
            <text:p text:style-name="P47">An open source social network like Facebook</text:p>
          </table:table-cell>
        </table:table-row>
      </table:table>
      <text:p text:style-name="P1"/>
      <text:p text:style-name="P4">And many more...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office:value-type="string">
            <text:p text:style-name="Table_20_Contents"/>
          </table:table-cell>
          <table:table-cell office:value-type="string">
            <text:p text:style-name="P77">Other Projects</text:p>
            <text:p text:style-name="P85"><text:soft-page-break/></text:p>
          </table:table-cell>
        </table:table-row>
        <table:table-row table:style-name="Table4.2">
          <table:table-cell table:style-name="Table4.A2" office:value-type="string">
            <text:p text:style-name="P70">2012 </text:p>
          </table:table-cell>
          <table:table-cell office:value-type="string">
            <text:p text:style-name="P110">Subins</text:p>
            <text:p text:style-name="P108">Discontinued</text:p>
            <text:p text:style-name="P44"/>
            <text:p text:style-name="P58">A complete network of websites. It was like Google.</text:p>
            <text:p text:style-name="P59">It had a search engine, social network, Play Store like site, and many others.</text:p>
            <text:p text:style-name="P59"/>
            <text:p text:style-name="P59">This was my project to learn programming.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7"/>
          </table:table-cell>
          <table:table-cell table:style-name="Table5.A1" office:value-type="string">
            <text:p text:style-name="P76"><text:span text:style-name="T14">Interests &amp; </text:span>Hobbies</text:p>
            <text:p text:style-name="P86"/>
          </table:table-cell>
        </table:table-row>
        <table:table-row table:style-name="Table5.2">
          <table:table-cell table:style-name="Table5.A2" office:value-type="string">
            <text:p text:style-name="P71"><text:s/></text:p>
          </table:table-cell>
          <table:table-cell table:style-name="Table5.A1" office:value-type="string">
            <text:list xml:id="list4106093755552343475" text:style-name="L2">
              <text:list-item>
                <text:p text:style-name="P111">Active <text:span text:style-name="T16">contributor to </text:span>open source projects</text:p>
              </text:list-item>
              <text:list-item>
                <text:p text:style-name="P111">Help others get into GNU/Linux</text:p>
              </text:list-item>
              <text:list-item>
                <text:p text:style-name="P112"><text:span text:style-name="T15">Watching </text:span>Films</text:p>
              </text:list-item>
              <text:list-item>
                <text:p text:style-name="P113">Cycling</text:p>
              </text:list-item>
            </text:list>
            <text:p text:style-name="P61"/>
          </table:table-cell>
        </table:table-row>
        <table:table-row table:style-name="Table5.3">
          <table:table-cell table:style-name="Table5.A2" office:value-type="string">
            <text:p text:style-name="P71"/>
          </table:table-cell>
          <table:table-cell table:style-name="Table5.A1" office:value-type="string">
            <text:p text:style-name="P79">Declaration</text:p>
            <text:p text:style-name="P62"/>
          </table:table-cell>
        </table:table-row>
        <table:table-row table:style-name="Table5.4">
          <table:table-cell table:style-name="Table5.A2" office:value-type="string">
            <text:p text:style-name="P71"/>
          </table:table-cell>
          <table:table-cell table:style-name="Table5.A1" office:value-type="string">
            <text:p text:style-name="P75">I hereby declare that the information furnished above is true to the best of my knowledge and belief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7-06-13T03:15:40.674345330</dc:date>
    <meta:editing-duration>PT1H15M47S</meta:editing-duration>
    <meta:editing-cycles>121</meta:editing-cycles>
    <meta:generator>LibreOffice/5.1.6.2$Linux_X86_64 LibreOffice_project/10m0$Build-2</meta:generator>
    <meta:document-statistic meta:table-count="6" meta:image-count="0" meta:object-count="0" meta:page-count="3" meta:paragraph-count="101" meta:word-count="383" meta:character-count="2726" meta:non-whitespace-character-count="2447"/>
  </office:meta>
</office:document-meta>
</file>